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2.45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5.6cm"/>
    </style:style>
    <style:style style:name="gr3" style:family="graphic" style:parent-style-name="standard">
      <style:graphic-properties draw:textarea-horizontal-align="justify" draw:textarea-vertical-align="middle" draw:auto-grow-height="false" fo:min-height="1.024cm" fo:min-width="3.24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15cm" fo:min-width="1.9cm"/>
    </style:style>
    <style:style style:name="gr7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4.25cm" fo:min-width="9.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9cm" svg:height="1.6cm" svg:x="2.7cm" svg:y="2.7cm">
          <text:p text:style-name="P1">登录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6.1cm" svg:height="1.8cm" svg:x="2.6cm" svg:y="5.6cm">
          <text:p text:style-name="P1">主界面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3cm" svg:height="1.8cm" svg:x="10.6cm" svg:y="2.9cm">
          <text:p text:style-name="P1">借阅状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5.3cm" svg:height="1.8cm" svg:x="10.5cm" svg:y="5.6cm">
          <text:p text:style-name="P1">搜索书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5.3cm" svg:height="1.8cm" svg:x="10.7cm" svg:y="8.6cm">
          <text:p text:style-name="P1">历史记录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7cm" svg:y1="4.3cm" svg:x2="5.7cm" svg:y2="5.6cm">
          <text:p/>
        </draw:line>
        <draw:connector draw:style-name="gr5" draw:text-style-name="P1" draw:layer="layout" svg:x1="10.6cm" svg:y1="3.8cm" svg:x2="8.7cm" svg:y2="6.5cm" draw:start-shape="id1" draw:start-glue-point="6" draw:end-shape="id2" svg:d="M10600 3800h-950v2700h-950" svg:viewBox="0 0 1901 2701">
          <text:p/>
        </draw:connector>
        <draw:connector draw:style-name="gr5" draw:text-style-name="P1" draw:layer="layout" svg:x1="10.5cm" svg:y1="6.5cm" svg:x2="9.633cm" svg:y2="6.495cm" draw:start-shape="id3" draw:start-glue-point="6" svg:d="M10500 6500h-684v-5h-183" svg:viewBox="0 0 868 6">
          <text:p/>
        </draw:connector>
        <draw:connector draw:style-name="gr5" draw:text-style-name="P1" draw:layer="layout" svg:x1="10.7cm" svg:y1="9.5cm" svg:x2="9.104cm" svg:y2="6.495cm" draw:start-shape="id4" draw:start-glue-point="6" svg:d="M10700 9500h-1048v-3005h-548" svg:viewBox="0 0 1597 3006">
          <text:p/>
        </draw:connector>
        <draw:custom-shape draw:style-name="gr6" draw:text-style-name="P1" draw:layer="layout" svg:width="2.4cm" svg:height="4.4cm" svg:x="17cm" svg:y="3.1cm">
          <text:p text:style-name="P1">借书</text:p>
          <text:p text:style-name="P1">还书</text:p>
          <text:p text:style-name="P1">续借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9cm" svg:y1="3.8cm" svg:x2="17cm" svg:y2="5.1cm">
          <text:p/>
        </draw:line>
        <draw:line draw:style-name="gr4" draw:text-style-name="P2" draw:layer="layout" svg:x1="15.8cm" svg:y1="6.5cm" svg:x2="17cm" svg:y2="5.1cm">
          <text:p/>
        </draw:line>
        <draw:line draw:style-name="gr7" draw:text-style-name="P3" draw:layer="layout" svg:x1="5.7cm" svg:y1="7.4cm" svg:x2="5.7cm" svg:y2="13.1cm">
          <text:p/>
        </draw:line>
        <draw:frame draw:style-name="gr8" draw:text-style-name="P4" draw:layer="layout" svg:width="0.502cm" svg:height="1.187cm" svg:x="7.3cm" svg:y="10.6cm">
          <draw:text-box>
            <text:p/>
          </draw:text-box>
        </draw:frame>
        <draw:frame draw:style-name="gr9" draw:text-style-name="P4" draw:layer="layout" svg:width="4.851cm" svg:height="1.191cm" svg:x="6.149cm" svg:y="10.609cm">
          <draw:text-box>
            <text:p>管理用户</text:p>
          </draw:text-box>
        </draw:frame>
        <draw:custom-shape draw:style-name="gr10" draw:text-style-name="P1" draw:layer="layout" svg:width="10.3cm" svg:height="4.5cm" svg:x="1.1cm" svg:y="13.2cm">
          <text:p text:style-name="P1">批量导入图书或用户</text:p>
          <text:p text:style-name="P1">删除特定图书或用户</text:p>
          <text:p text:style-name="P1">查看所有用户</text:p>
          <text:p text:style-name="P1">单独创建一个新用户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14:27:45.285541678</meta:creation-date>
    <dc:date>2017-05-28T14:39:22.910552739</dc:date>
    <meta:editing-duration>PT57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